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0.8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4" number:language="en" number:country="US">
      <number:number number:decimal-places="2" number:min-decimal-places="2" number:min-integer-digits="1" number:grouping="true"/>
    </number:number-style>
    <style:style style:name="ce29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 style:data-style-name="N36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29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0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7" office:value-type="string" calcext:value-type="string">
            <text:p>${o.date}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Costo ${o.valuation_type}</text:p>
          </table:table-cell>
          <table:table-cell table:style-name="ce23"/>
          <table:table-cell table:style-name="ce16" office:value-type="string" calcext:value-type="string">
            <text:p>Valutazione totale al: ${o.valuation_type}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${l.product_id.default_code}</text:p>
          </table:table-cell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0" office:value-type="string" calcext:value-type="string">
            <text:p>${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${l.product_uom_id.name}</text:p>
          </table:table-cell>
          <table:table-cell table:style-name="ce10" office:value-type="string" calcext:value-type="string">
            <text:p>${l.product_id.standard_price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24" office:value-type="string" calcext:value-type="string">
            <text:p>${l.product_id.standard_price * 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unit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subtotal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6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57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4:34:32.64835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0.4.2$Linux_X86_64 LibreOffice_project/00$Build-2</meta:generator>
    <dc:date>2021-03-05T15:16:26.828543829</dc:date>
    <meta:editing-duration>PT8H24M53S</meta:editing-duration>
    <meta:editing-cycles>187</meta:editing-cycles>
    <meta:document-statistic meta:table-count="1" meta:cell-count="40" meta:object-count="0"/>
  </office:meta>
</office:document-meta>
</file>